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list-style-name="L4">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use-window-font-color="true" style:font-name="Times New Roman" fo:font-size="15pt" style:font-size-asian="15pt" style:font-size-complex="15pt"/>
    </style:style>
    <style:style style:name="P5" style:family="paragraph" style:parent-style-name="Standard">
      <style:paragraph-properties fo:text-align="start" style:justify-single-word="false"/>
      <style:text-properties style:use-window-font-color="true" style:font-name="Times New Roman" fo:font-size="12pt" style:font-size-asian="12pt" style:font-size-complex="12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start" style:justify-single-word="false"/>
    </style:style>
    <style:style style:name="P8" style:family="paragraph" style:parent-style-name="Text_20_body" style:list-style-name="L7">
      <style:paragraph-properties fo:text-align="start" style:justify-single-word="false"/>
      <style:text-properties fo:font-size="12pt" style:font-size-asian="12pt" style:font-size-complex="12pt"/>
    </style:style>
    <style:style style:name="P9" style:family="paragraph" style:parent-style-name="Text_20_body">
      <style:paragraph-properties fo:padding="0.049cm" fo:border="0.002cm solid #d9d9e3"/>
    </style:style>
    <style:style style:name="P10" style:family="paragraph" style:parent-style-name="Text_20_body" style:list-style-name="L8">
      <style:paragraph-properties fo:padding="0.049cm" fo:border="0.002cm solid #d9d9e3"/>
    </style:style>
    <style:style style:name="P11" style:family="paragraph" style:parent-style-name="Text_20_body" style:list-style-name="L11">
      <style:paragraph-properties fo:padding="0.049cm" fo:border="0.002cm solid #d9d9e3"/>
      <style:text-properties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Text_20_body" style:list-style-name="L8">
      <style:paragraph-properties fo:margin-top="0cm" fo:margin-bottom="0cm" fo:padding="0.049cm" fo:border="0.002cm solid #d9d9e3"/>
    </style:style>
    <style:style style:name="P13" style:family="paragraph" style:parent-style-name="Heading_20_4">
      <style:paragraph-properties fo:text-align="start" style:justify-single-word="false"/>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style:use-window-font-color="true" style:font-name="Times New Roman" fo:font-size="12pt" fo:letter-spacing="normal" fo:font-style="normal" fo:font-weight="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4" style:family="text">
      <style:text-properties style:use-window-font-color="true" style:font-name="Times New Roman"/>
    </style:style>
    <style:style style:name="T5" style:family="text">
      <style:text-properties style:use-window-font-color="true" style:font-name="Times New Roman" fo:font-size="15pt" fo:font-style="normal" style:text-underline-style="solid" style:text-underline-width="auto" style:text-underline-color="font-color" style:font-size-asian="15pt" style:font-style-asian="normal" style:font-size-complex="15pt" style:font-style-complex="normal"/>
    </style:style>
    <style:style style:name="T6" style:family="text">
      <style:text-properties style:use-window-font-color="true" style:font-name="Times New Roman" fo:font-size="12pt" style:font-size-asian="12pt" style:font-size-complex="12pt"/>
    </style:style>
    <style:style style:name="T7" style:family="text">
      <style:text-properties fo:font-weight="bold" style:font-weight-asian="bold" style:font-weight-complex="bold"/>
    </style:style>
    <style:style style:name="T8" style:family="text">
      <style:text-properties fo:color="#ff6600" style:font-name="Times New Roman"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XE D'amélioration futur du code </text:p>
      <text:p text:style-name="P1"/>
      <text:list xml:id="list3850913947737311143" text:style-name="L4">
        <text:list-header>
          <text:p text:style-name="P3">Stockage dans une base de donnée:</text:p>
        </text:list-header>
      </text:list>
      <text:p text:style-name="P2"/>
      <text:p text:style-name="P4"><text:span text:style-name="T1"><text:tab/>L'idée ici est de remplacer le stockage des données dans des fichiers CSV par une base de données. Les avantages incluent une meilleure gestion des données, la possibilité de faire des requêtes plus complexes, et la facilité d'ajouter, mettre à jour ou supprimer des enregistrements.</text:span> </text:p>
      <text:p text:style-name="P4"/>
      <text:p text:style-name="P4"><text:tab/><text:span text:style-name="T7">Comment procéder:</text:span></text:p>
      <text:p text:style-name="P4"/>
      <text:list xml:id="list4410304041047324538" text:style-name="L7">
        <text:list-item>
          <text:p text:style-name="P8"><text:span text:style-name="T4">Choisisr une base de données (SQLite, MySQL, PostgreSQL, etc.) en fonction des besoins.</text:span></text:p>
        </text:list-item>
      </text:list>
      <text:list xml:id="list5404502299065516700" text:style-name="L8">
        <text:list-item>
          <text:p text:style-name="P12">Utiliser une bibliothèque Python pour interagir avec la base de données (par exemple, SQLAlchemy pour MySQL ou SQLite).</text:p>
          <text:p text:style-name="P12"/>
        </text:list-item>
        <text:list-item>
          <text:p text:style-name="P10">Modifier le code pour insérer les données extraites dans la base de données plutôt que dans des fichiers CSV.</text:p>
        </text:list-item>
      </text:list>
      <text:p text:style-name="P9"/>
      <text:list xml:id="list3774986935652263484" text:style-name="L11">
        <text:list-header>
          <text:p text:style-name="P11">Test d'intégration:</text:p>
        </text:list-header>
      </text:list>
      <text:p text:style-name="P7"><text:span text:style-name="T3"><text:tab/>Ajouter des tests d'intégration pour <text:s/>assurer que les différentes parties du programme fonctionne <text:s/>correctement ensemble. Cela garantit que les mises à jour futures ne cassent pas les fonctionnalités existantes.</text:span><text:span text:style-name="T6"> On peut retrouver Pytest qui est un framework qui fournit l'ensemble des outils nécessaires pour effectuer les tests. On créera un fichier test pour chaque fichier source (exemple : test_get_all_categories,py ce fichier contiendra le code qui correspond à <text:s/>une fonction qui permettra de voir si le résultat attendu correspond au résultat donné,) </text:span><text:span text:style-name="T2">Pytest signalera automatiquement les échecs d'assertion et fournira des informations détaillées sur les erreurs.</text:span><text:span text:style-name="T4"> </text:span></text:p>
      <text:p text:style-name="P5"/>
      <text:p text:style-name="P5"/>
      <text:h text:style-name="P13" text:outline-level="4"><text:span text:style-name="T5">Support multithreading:</text:span></text:h>
      <text:p text:style-name="P9"><text:tab/><text:span text:style-name="T4">Le multithreading est une technique qui permettra au programme d'accomplir plusieurs tâches simultanément. Cela sera utile car les requêtes réseau peuvent prendre du temps, et pendant ce temps, le programme pourrait faire d'autres choses au lieu d'attendre.</text:span></text:p>
      <text:p text:style-name="P9">Pour l'implémenter, il faut utiliser la bibliothèque <text:span text:style-name="Source_20_Text"><text:span text:style-name="T8">concurrent.futures</text:span></text:span> de Python. Ainsi après avoir extrait toutes les catégories, à l'aide d'une fonction <text:s/>le reste du <text:s/>code s’exécutera pour chaque catégorie en même temps.</text:p>
      <text:p text:style-name="P9"><text:span text:style-name="T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tima Zarab</meta:initial-creator>
    <meta:creation-date>2024-01-05T21:24:40.35</meta:creation-date>
    <meta:document-statistic meta:table-count="0" meta:image-count="0" meta:object-count="0" meta:page-count="1" meta:paragraph-count="12" meta:word-count="279" meta:character-count="1882"/>
    <dc:date>2024-01-05T23:45:51.72</dc:date>
    <dc:creator>Fatima Zarab</dc:creator>
    <meta:editing-duration>PT5M4S</meta:editing-duration>
    <meta:editing-cycles>1</meta:editing-cycles>
    <meta:generator>OpenOffice/4.1.15$Win32 OpenOffice.org_project/4115m2$Build-9813</meta:generator>
  </office:meta>
</office:document-meta>
</file>